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eea86" officeooo:paragraph-rsid="001eea8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eea86" officeooo:paragraph-rsid="001eea8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20c53d" officeooo:paragraph-rsid="0050e114"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eea86" officeooo:paragraph-rsid="001eea86"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2pt" fo:font-weight="normal" officeooo:rsid="001eea86" officeooo:paragraph-rsid="001eea8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c53d" officeooo:paragraph-rsid="0020c53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c53d" officeooo:paragraph-rsid="00277bb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20c53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536a" officeooo:paragraph-rsid="0028536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ef9c6" officeooo:paragraph-rsid="002ef9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f9c6" officeooo:paragraph-rsid="0065389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f9c6" officeooo:paragraph-rsid="0067de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f992a" officeooo:paragraph-rsid="002f992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f992a" officeooo:paragraph-rsid="0030ed7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26a8f" officeooo:paragraph-rsid="004339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26a8f" officeooo:paragraph-rsid="0045f1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26a8f" officeooo:paragraph-rsid="0047c13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b1aca" officeooo:paragraph-rsid="004b1ac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cb0dc" officeooo:paragraph-rsid="004cb0d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cb0dc" officeooo:paragraph-rsid="004e9ee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2e59a" officeooo:paragraph-rsid="0052e59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36c9a" officeooo:paragraph-rsid="00536c9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475d6" officeooo:paragraph-rsid="005475d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df33b" officeooo:paragraph-rsid="005df33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646721" officeooo:paragraph-rsid="0064672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653898" officeooo:paragraph-rsid="0065389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699e51" officeooo:paragraph-rsid="00699e5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paragraph-rsid="0047c135"/>
    </style:style>
    <style:style style:name="P29" style:family="paragraph" style:parent-style-name="Standard">
      <style:paragraph-properties fo:text-align="start" style:justify-single-word="false"/>
      <style:text-properties fo:font-size="12pt" fo:font-weight="normal" officeooo:rsid="004cb0dc" officeooo:paragraph-rsid="0050e11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6a66e0" officeooo:paragraph-rsid="006a66e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officeooo:rsid="0030ed76" officeooo:paragraph-rsid="0030ed76" style:font-size-asian="10.5pt" style:font-size-complex="12pt"/>
    </style:style>
    <style:style style:name="P32" style:family="paragraph" style:parent-style-name="Standard">
      <style:paragraph-properties fo:text-align="start" style:justify-single-word="false"/>
      <style:text-properties fo:font-size="12pt" officeooo:rsid="00426a8f" officeooo:paragraph-rsid="00426a8f" style:font-size-asian="10.5pt" style:font-size-complex="12pt"/>
    </style:style>
    <style:style style:name="P33" style:family="paragraph" style:parent-style-name="Standard">
      <style:paragraph-properties fo:text-align="start" style:justify-single-word="false"/>
      <style:text-properties fo:font-size="12pt" officeooo:rsid="00491dc1" officeooo:paragraph-rsid="00491dc1" style:font-size-asian="10.5pt" style:font-size-complex="12pt"/>
    </style:style>
    <style:style style:name="P34" style:family="paragraph" style:parent-style-name="Standard">
      <style:paragraph-properties fo:text-align="start" style:justify-single-word="false"/>
      <style:text-properties fo:font-size="12pt" officeooo:rsid="005c53b7" officeooo:paragraph-rsid="005c53b7" style:font-size-asian="10.5pt" style:font-size-complex="12pt"/>
    </style:style>
    <style:style style:name="P35" style:family="paragraph" style:parent-style-name="Standard">
      <style:paragraph-properties fo:text-align="start" style:justify-single-word="false"/>
      <style:text-properties fo:font-size="12pt" officeooo:rsid="005df33b" officeooo:paragraph-rsid="005df33b" style:font-size-asian="10.5pt" style:font-size-complex="12pt"/>
    </style:style>
    <style:style style:name="P36" style:family="paragraph" style:parent-style-name="Standard">
      <style:paragraph-properties fo:text-align="start" style:justify-single-word="false"/>
      <style:text-properties fo:font-size="12pt" officeooo:rsid="005e2e40" officeooo:paragraph-rsid="005e3bcb" style:font-size-asian="10.5pt" style:font-size-complex="12pt"/>
    </style:style>
    <style:style style:name="P37" style:family="paragraph" style:parent-style-name="Standard">
      <style:paragraph-properties fo:text-align="start" style:justify-single-word="false"/>
      <style:text-properties fo:font-size="12pt" officeooo:rsid="005f5a0d" officeooo:paragraph-rsid="005f5a0d" style:font-size-asian="10.5pt" style:font-size-complex="12pt"/>
    </style:style>
    <style:style style:name="P38" style:family="paragraph" style:parent-style-name="Standard">
      <style:paragraph-properties fo:text-align="start" style:justify-single-word="false"/>
      <style:text-properties fo:font-size="12pt" officeooo:rsid="005f5a0d" officeooo:paragraph-rsid="005f99c7" style:font-size-asian="10.5pt" style:font-size-complex="12pt"/>
    </style:style>
    <style:style style:name="P39" style:family="paragraph" style:parent-style-name="Standard">
      <style:paragraph-properties fo:text-align="start" style:justify-single-word="false"/>
      <style:text-properties fo:font-size="12pt" officeooo:rsid="005f99c7" officeooo:paragraph-rsid="005f99c7" style:font-size-asian="10.5pt" style:font-size-complex="12pt"/>
    </style:style>
    <style:style style:name="P40" style:family="paragraph" style:parent-style-name="Standard">
      <style:paragraph-properties fo:text-align="start" style:justify-single-word="false"/>
      <style:text-properties fo:font-size="12pt" officeooo:rsid="005c53b7" officeooo:paragraph-rsid="005c53b7" style:font-size-asian="12pt" style:font-size-complex="12pt"/>
    </style:style>
    <style:style style:name="P41" style:family="paragraph" style:parent-style-name="Standard">
      <style:paragraph-properties fo:text-align="start" style:justify-single-word="false"/>
      <style:text-properties fo:font-size="12pt" officeooo:rsid="005f5a0d" officeooo:paragraph-rsid="005f5a0d" style:font-size-asian="12pt" style:font-size-complex="12pt"/>
    </style:style>
    <style:style style:name="P42" style:family="paragraph" style:parent-style-name="Standard">
      <style:paragraph-properties fo:text-align="start" style:justify-single-word="false"/>
      <style:text-properties officeooo:paragraph-rsid="001eea86"/>
    </style:style>
    <style:style style:name="P43" style:family="paragraph" style:parent-style-name="Standard">
      <style:paragraph-properties fo:text-align="start" style:justify-single-word="false"/>
      <style:text-properties officeooo:paragraph-rsid="0020c53d"/>
    </style:style>
    <style:style style:name="P44" style:family="paragraph" style:parent-style-name="Standard">
      <style:paragraph-properties fo:text-align="start" style:justify-single-word="false"/>
      <style:text-properties officeooo:paragraph-rsid="002ef9c6"/>
    </style:style>
    <style:style style:name="P45" style:family="paragraph" style:parent-style-name="Standard">
      <style:paragraph-properties fo:text-align="start" style:justify-single-word="false"/>
      <style:text-properties officeooo:paragraph-rsid="002f992a"/>
    </style:style>
    <style:style style:name="P46" style:family="paragraph" style:parent-style-name="Standard">
      <style:paragraph-properties fo:text-align="start" style:justify-single-word="false"/>
      <style:text-properties officeooo:paragraph-rsid="004e9eef"/>
    </style:style>
    <style:style style:name="P47" style:family="paragraph" style:parent-style-name="Standard">
      <style:paragraph-properties fo:text-align="start" style:justify-single-word="false"/>
      <style:text-properties officeooo:paragraph-rsid="0059c047"/>
    </style:style>
    <style:style style:name="P48" style:family="paragraph" style:parent-style-name="Standard">
      <style:paragraph-properties fo:text-align="start" style:justify-single-word="false"/>
      <style:text-properties officeooo:paragraph-rsid="0058d85e"/>
    </style:style>
    <style:style style:name="P49" style:family="paragraph" style:parent-style-name="Standard">
      <style:paragraph-properties fo:text-align="start" style:justify-single-word="false"/>
      <style:text-properties officeooo:paragraph-rsid="005e3bcb"/>
    </style:style>
    <style:style style:name="P50" style:family="paragraph" style:parent-style-name="Standard">
      <style:paragraph-properties fo:text-align="start" style:justify-single-word="false"/>
      <style:text-properties officeooo:paragraph-rsid="005df33b"/>
    </style:style>
    <style:style style:name="P51" style:family="paragraph" style:parent-style-name="Standard">
      <style:paragraph-properties fo:text-align="start" style:justify-single-word="false"/>
      <style:text-properties officeooo:paragraph-rsid="0066579e"/>
    </style:style>
    <style:style style:name="P52" style:family="paragraph" style:parent-style-name="Standard">
      <style:paragraph-properties fo:text-align="start" style:justify-single-word="false"/>
      <style:text-properties officeooo:paragraph-rsid="006a66e0"/>
    </style:style>
    <style:style style:name="P53" style:family="paragraph" style:parent-style-name="Standard">
      <style:paragraph-properties fo:text-align="center" style:justify-single-word="false"/>
      <style:text-properties fo:font-size="20pt" fo:font-weight="bold" officeooo:rsid="001eea86" officeooo:paragraph-rsid="001eea86"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10pt" fo:font-weight="normal" officeooo:rsid="00247da9" officeooo:paragraph-rsid="001eea86" style:font-size-asian="8.75pt" style:font-weight-asian="normal" style:font-size-complex="10pt" style:font-weight-complex="normal"/>
    </style:style>
    <style:style style:name="P55" style:family="paragraph" style:parent-style-name="Standard">
      <style:paragraph-properties fo:text-align="start" style:justify-single-word="false"/>
      <style:text-properties fo:font-size="10pt" fo:font-weight="normal" officeooo:rsid="0052e59a" officeooo:paragraph-rsid="0052e59a"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fo:font-size="10pt" fo:font-weight="normal" officeooo:rsid="005f5a0d" officeooo:paragraph-rsid="005f5a0d"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fo:font-size="10pt" fo:font-weight="normal" officeooo:rsid="006a66e0" officeooo:paragraph-rsid="006a66e0"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fo:font-size="10pt" fo:font-weight="normal" officeooo:rsid="002f992a" officeooo:paragraph-rsid="002f992a"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font-size="10pt" fo:font-weight="normal" officeooo:rsid="002ef9c6" officeooo:paragraph-rsid="002ef9c6"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normal" officeooo:rsid="00426a8f" officeooo:paragraph-rsid="00426a8f"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font-size="10pt" fo:font-weight="normal" officeooo:rsid="0047c135" officeooo:paragraph-rsid="0047c135"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font-size="10pt" fo:font-weight="normal" officeooo:rsid="004cb0dc" officeooo:paragraph-rsid="004cb0dc"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font-size="10pt" fo:font-weight="normal" officeooo:rsid="005071c9" officeooo:paragraph-rsid="004e9eef"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050e114" officeooo:paragraph-rsid="0050e114"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10pt" fo:font-weight="normal" officeooo:rsid="00536c9a" officeooo:paragraph-rsid="00536c9a"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font-size="10pt" fo:font-weight="normal" officeooo:rsid="005475d6" officeooo:paragraph-rsid="005475d6"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56444e" officeooo:paragraph-rsid="0056444e"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weight="normal" officeooo:rsid="005b5c21" officeooo:paragraph-rsid="0059c047"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5c53b7" officeooo:paragraph-rsid="005c53b7"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5c53b7" officeooo:paragraph-rsid="002ef9c6"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5df33b" officeooo:paragraph-rsid="005c53b7"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5df33b" officeooo:paragraph-rsid="005df33b"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5e2e40" officeooo:paragraph-rsid="005df33b"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5e3bcb" officeooo:paragraph-rsid="005e3bcb"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fo:font-size="10pt" fo:font-weight="normal" officeooo:rsid="005f5a0d" officeooo:paragraph-rsid="005e3bcb"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font-size="10pt" fo:font-weight="normal" officeooo:rsid="005f5a0d" officeooo:paragraph-rsid="005f5a0d"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5f73a1" officeooo:paragraph-rsid="005f99c7"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font-size="10pt" fo:font-weight="normal" officeooo:rsid="005f99c7" officeooo:paragraph-rsid="005f99c7"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font-size="10pt" fo:font-weight="normal" officeooo:rsid="0062ebcf" officeooo:paragraph-rsid="002ef9c6"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fo:font-size="10pt" fo:font-weight="normal" officeooo:rsid="00653898" officeooo:paragraph-rsid="00653898"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font-size="10pt" fo:font-weight="normal" officeooo:rsid="0067deb0" officeooo:paragraph-rsid="00693b4a"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font-size="10pt" fo:font-weight="normal" officeooo:rsid="00693b4a" officeooo:paragraph-rsid="00693b4a"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0693b4a" officeooo:paragraph-rsid="006a3cf1"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font-size="10pt" officeooo:paragraph-rsid="002f992a" style:font-size-asian="10pt" style:font-size-complex="10pt"/>
    </style:style>
    <style:style style:name="P85" style:family="paragraph" style:parent-style-name="Standard">
      <style:paragraph-properties fo:text-align="start" style:justify-single-word="false"/>
      <style:text-properties fo:font-size="14pt" fo:font-weight="bold" officeooo:rsid="0057a435" officeooo:paragraph-rsid="0057a435" style:font-size-asian="12.25pt" style:font-weight-asian="bold" style:font-size-complex="14pt" style:font-weight-complex="bold"/>
    </style:style>
    <style:style style:name="P86" style:family="paragraph" style:parent-style-name="Standard">
      <style:paragraph-properties fo:text-align="start" style:justify-single-word="false"/>
      <style:text-properties fo:font-size="14pt" style:text-underline-style="solid" style:text-underline-width="auto" style:text-underline-color="font-color" fo:font-weight="bold" officeooo:rsid="0057a435" officeooo:paragraph-rsid="0057a435" style:font-size-asian="12.25pt" style:font-weight-asian="bold" style:font-size-complex="14pt" style:font-weight-complex="bold"/>
    </style:style>
    <style:style style:name="P87" style:family="paragraph" style:parent-style-name="Standard">
      <style:paragraph-properties fo:text-align="start" style:justify-single-word="false"/>
      <style:text-properties style:text-underline-style="none" fo:font-weight="normal" officeooo:rsid="005e2e40" officeooo:paragraph-rsid="005e2e40" style:font-weight-asian="normal" style:font-weight-complex="normal"/>
    </style:style>
    <style:style style:name="P88" style:family="paragraph" style:parent-style-name="Standard">
      <style:paragraph-properties fo:text-align="start" style:justify-single-word="false" style:writing-mode="lr-tb"/>
      <style:text-properties officeooo:paragraph-rsid="004ba59e"/>
    </style:style>
    <style:style style:name="P89" style:family="paragraph" style:parent-style-name="Standard">
      <style:paragraph-properties fo:text-align="start" style:justify-single-word="false"/>
      <style:text-properties fo:font-size="10pt" fo:font-weight="normal" officeooo:rsid="006c3f96" officeooo:paragraph-rsid="006c3f96" style:font-size-asian="8.75pt" style:font-weight-asian="normal" style:font-size-complex="10pt" style:font-weight-complex="normal"/>
    </style:style>
    <style:style style:name="T1" style:family="text">
      <style:text-properties fo:font-size="16pt" fo:font-weight="bold" officeooo:rsid="0020c53d" style:font-size-asian="16pt" style:font-weight-asian="bold" style:font-size-complex="16pt" style:font-weight-complex="bold"/>
    </style:style>
    <style:style style:name="T2" style:family="text">
      <style:text-properties fo:font-size="16pt" fo:font-weight="bold" officeooo:rsid="001eea86" style:font-size-asian="16pt" style:font-weight-asian="bold" style:font-size-complex="16pt" style:font-weight-complex="bold"/>
    </style:style>
    <style:style style:name="T3" style:family="text">
      <style:text-properties fo:font-size="16pt" fo:font-weight="bold" officeooo:rsid="002ef9c6" style:font-size-asian="16pt" style:font-weight-asian="bold" style:font-size-complex="16pt" style:font-weight-complex="bold"/>
    </style:style>
    <style:style style:name="T4" style:family="text">
      <style:text-properties fo:font-size="16pt" fo:font-weight="bold" officeooo:rsid="002f3732" style:font-size-asian="16pt" style:font-weight-asian="bold" style:font-size-complex="16pt" style:font-weight-complex="bold"/>
    </style:style>
    <style:style style:name="T5" style:family="text">
      <style:text-properties fo:font-size="10pt" style:font-size-asian="8.75pt" style:font-size-complex="10pt"/>
    </style:style>
    <style:style style:name="T6" style:family="text">
      <style:text-properties fo:font-size="10pt" officeooo:rsid="0020c53d" style:font-size-asian="8.75pt" style:font-size-complex="10pt"/>
    </style:style>
    <style:style style:name="T7" style:family="text">
      <style:text-properties fo:font-size="10pt" officeooo:rsid="002149c3" style:font-size-asian="8.75pt" style:font-size-complex="10pt"/>
    </style:style>
    <style:style style:name="T8" style:family="text">
      <style:text-properties fo:font-size="10pt" officeooo:rsid="002179f8" style:font-size-asian="8.75pt" style:font-size-complex="10pt"/>
    </style:style>
    <style:style style:name="T9" style:family="text">
      <style:text-properties fo:font-size="10pt" officeooo:rsid="00247da9" style:font-size-asian="8.75pt" style:font-size-complex="10pt"/>
    </style:style>
    <style:style style:name="T10" style:family="text">
      <style:text-properties fo:font-size="10pt" officeooo:rsid="00277bb6" style:font-size-asian="8.75pt" style:font-size-complex="10pt"/>
    </style:style>
    <style:style style:name="T11" style:family="text">
      <style:text-properties fo:font-size="10pt" officeooo:rsid="006c3f96" style:font-size-asian="8.75pt" style:font-size-complex="10pt"/>
    </style:style>
    <style:style style:name="T12" style:family="text">
      <style:text-properties fo:font-size="10pt" style:font-size-asian="10pt" style:font-size-complex="10pt"/>
    </style:style>
    <style:style style:name="T13" style:family="text">
      <style:text-properties fo:font-size="10pt" officeooo:rsid="002149c3" style:font-size-asian="10pt" style:font-size-complex="10pt"/>
    </style:style>
    <style:style style:name="T14" style:family="text">
      <style:text-properties fo:font-size="10pt" officeooo:rsid="002179f8" style:font-size-asian="10pt" style:font-size-complex="10pt"/>
    </style:style>
    <style:style style:name="T15" style:family="text">
      <style:text-properties fo:font-size="10pt" officeooo:rsid="0022db3b" style:font-size-asian="10pt" style:font-size-complex="10pt"/>
    </style:style>
    <style:style style:name="T16" style:family="text">
      <style:text-properties fo:font-size="10pt" officeooo:rsid="00277bb6" style:font-size-asian="10pt" style:font-size-complex="10pt"/>
    </style:style>
    <style:style style:name="T17" style:family="text">
      <style:text-properties fo:font-size="10pt" officeooo:rsid="0028536a" style:font-size-asian="10pt" style:font-size-complex="10pt"/>
    </style:style>
    <style:style style:name="T18" style:family="text">
      <style:text-properties fo:font-size="10pt" officeooo:rsid="002d53c2" style:font-size-asian="10pt" style:font-size-complex="10pt"/>
    </style:style>
    <style:style style:name="T19" style:family="text">
      <style:text-properties fo:font-size="10pt" officeooo:rsid="004339fe" style:font-size-asian="10pt" style:font-size-complex="10pt"/>
    </style:style>
    <style:style style:name="T20" style:family="text">
      <style:text-properties fo:font-size="10pt" officeooo:rsid="0045f116" style:font-size-asian="10pt" style:font-size-complex="10pt"/>
    </style:style>
    <style:style style:name="T21" style:family="text">
      <style:text-properties fo:font-size="10pt" officeooo:rsid="0047c135" style:font-size-asian="10pt" style:font-size-complex="10pt"/>
    </style:style>
    <style:style style:name="T22" style:family="text">
      <style:text-properties fo:font-size="10pt" officeooo:rsid="00499115" style:font-size-asian="10pt" style:font-size-complex="10pt"/>
    </style:style>
    <style:style style:name="T23" style:family="text">
      <style:text-properties fo:font-size="10pt" officeooo:rsid="004fae16" style:font-size-asian="10pt" style:font-size-complex="10pt"/>
    </style:style>
    <style:style style:name="T24" style:family="text">
      <style:text-properties fo:font-size="10pt" officeooo:rsid="005071c9" style:font-size-asian="10pt" style:font-size-complex="10pt"/>
    </style:style>
    <style:style style:name="T25" style:family="text">
      <style:text-properties fo:font-size="10pt" officeooo:rsid="0050e114" style:font-size-asian="10pt" style:font-size-complex="10pt"/>
    </style:style>
    <style:style style:name="T26" style:family="text">
      <style:text-properties fo:font-size="10pt" officeooo:rsid="00524479" style:font-size-asian="10pt" style:font-size-complex="10pt"/>
    </style:style>
    <style:style style:name="T27" style:family="text">
      <style:text-properties fo:font-size="10pt" officeooo:rsid="0059c047" style:font-size-asian="10pt" style:font-size-complex="10pt"/>
    </style:style>
    <style:style style:name="T28" style:family="text">
      <style:text-properties fo:font-size="10pt" officeooo:rsid="00693b4a" style:font-size-asian="10pt" style:font-size-complex="10pt"/>
    </style:style>
    <style:style style:name="T29" style:family="text">
      <style:text-properties fo:font-size="10pt" officeooo:rsid="004339fe" style:font-size-asian="10pt" style:font-weight-asian="normal" style:font-size-complex="10pt" style:font-weight-complex="normal"/>
    </style:style>
    <style:style style:name="T30" style:family="text">
      <style:text-properties fo:font-size="10pt" officeooo:rsid="0047c135" style:font-size-asian="10pt" style:font-weight-asian="normal" style:font-size-complex="10pt" style:font-weight-complex="normal"/>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ize="10pt" fo:font-weight="normal" officeooo:rsid="002179f8" style:font-size-asian="10pt" style:font-weight-asian="normal" style:font-size-complex="10pt" style:font-weight-complex="normal"/>
    </style:style>
    <style:style style:name="T33" style:family="text">
      <style:text-properties fo:font-size="10pt" fo:font-weight="normal" officeooo:rsid="0022db3b" style:font-size-asian="10pt" style:font-weight-asian="normal" style:font-size-complex="10pt" style:font-weight-complex="normal"/>
    </style:style>
    <style:style style:name="T34" style:family="text">
      <style:text-properties fo:font-size="10pt" fo:font-weight="normal" officeooo:rsid="00247da9" style:font-size-asian="10pt" style:font-weight-asian="normal" style:font-size-complex="10pt" style:font-weight-complex="normal"/>
    </style:style>
    <style:style style:name="T35" style:family="text">
      <style:text-properties fo:font-size="10pt" fo:font-weight="normal" officeooo:rsid="0026086c" style:font-size-asian="10pt" style:font-weight-asian="normal" style:font-size-complex="10pt" style:font-weight-complex="normal"/>
    </style:style>
    <style:style style:name="T36" style:family="text">
      <style:text-properties fo:font-size="10pt" fo:font-weight="normal" officeooo:rsid="002f992a" style:font-size-asian="10pt" style:font-weight-asian="normal" style:font-size-complex="10pt" style:font-weight-complex="normal"/>
    </style:style>
    <style:style style:name="T37" style:family="text">
      <style:text-properties fo:font-size="10pt" fo:font-weight="normal" officeooo:rsid="00426a8f" style:font-size-asian="10pt" style:font-weight-asian="normal" style:font-size-complex="10pt" style:font-weight-complex="normal"/>
    </style:style>
    <style:style style:name="T38" style:family="text">
      <style:text-properties fo:font-size="10pt" fo:font-weight="normal" officeooo:rsid="004a52d1" style:font-size-asian="10pt" style:font-weight-asian="normal" style:font-size-complex="10pt" style:font-weight-complex="normal"/>
    </style:style>
    <style:style style:name="T39" style:family="text">
      <style:text-properties fo:font-size="10pt" fo:font-weight="normal" officeooo:rsid="005071c9" style:font-size-asian="10pt" style:font-weight-asian="normal" style:font-size-complex="10pt" style:font-weight-complex="normal"/>
    </style:style>
    <style:style style:name="T40" style:family="text">
      <style:text-properties fo:font-size="10pt" fo:font-weight="normal" officeooo:rsid="004cb0dc" style:font-size-asian="10pt" style:font-weight-asian="normal" style:font-size-complex="10pt" style:font-weight-complex="normal"/>
    </style:style>
    <style:style style:name="T41" style:family="text">
      <style:text-properties fo:font-size="10pt" fo:font-weight="normal" officeooo:rsid="0050e114" style:font-size-asian="10pt" style:font-weight-asian="normal" style:font-size-complex="10pt" style:font-weight-complex="normal"/>
    </style:style>
    <style:style style:name="T42" style:family="text">
      <style:text-properties fo:font-size="10pt" fo:font-weight="normal" officeooo:rsid="005a732a" style:font-size-asian="10pt" style:font-weight-asian="normal" style:font-size-complex="10pt" style:font-weight-complex="normal"/>
    </style:style>
    <style:style style:name="T43" style:family="text">
      <style:text-properties fo:font-size="10pt" fo:font-weight="normal" officeooo:rsid="005b5c21" style:font-size-asian="10pt" style:font-weight-asian="normal" style:font-size-complex="10pt" style:font-weight-complex="normal"/>
    </style:style>
    <style:style style:name="T44" style:family="text">
      <style:text-properties fo:font-size="10pt" fo:font-weight="normal" officeooo:rsid="005df33b" style:font-size-asian="10pt" style:font-weight-asian="normal" style:font-size-complex="10pt" style:font-weight-complex="normal"/>
    </style:style>
    <style:style style:name="T45" style:family="text">
      <style:text-properties fo:font-size="10pt" fo:font-weight="normal" officeooo:rsid="005e2e40" style:font-size-asian="10pt" style:font-weight-asian="normal" style:font-size-complex="10pt" style:font-weight-complex="normal"/>
    </style:style>
    <style:style style:name="T46" style:family="text">
      <style:text-properties fo:font-size="10pt" fo:font-weight="normal" officeooo:rsid="005e3bcb" style:font-size-asian="10pt" style:font-weight-asian="normal" style:font-size-complex="10pt" style:font-weight-complex="normal"/>
    </style:style>
    <style:style style:name="T47" style:family="text">
      <style:text-properties fo:font-size="10pt" fo:font-weight="normal" officeooo:rsid="005f5a0d" style:font-size-asian="10pt" style:font-weight-asian="normal" style:font-size-complex="10pt" style:font-weight-complex="normal"/>
    </style:style>
    <style:style style:name="T48" style:family="text">
      <style:text-properties fo:font-size="10pt" fo:font-weight="normal" officeooo:rsid="005f73a1" style:font-size-asian="10pt" style:font-weight-asian="normal" style:font-size-complex="10pt" style:font-weight-complex="normal"/>
    </style:style>
    <style:style style:name="T49" style:family="text">
      <style:text-properties fo:font-size="10pt" fo:font-weight="normal" officeooo:rsid="005f99c7" style:font-size-asian="10pt" style:font-weight-asian="normal" style:font-size-complex="10pt" style:font-weight-complex="normal"/>
    </style:style>
    <style:style style:name="T50" style:family="text">
      <style:text-properties fo:font-size="10pt" fo:font-weight="normal" officeooo:rsid="0062ebcf" style:font-size-asian="10pt" style:font-weight-asian="normal" style:font-size-complex="10pt" style:font-weight-complex="normal"/>
    </style:style>
    <style:style style:name="T51" style:family="text">
      <style:text-properties fo:font-size="10pt" fo:font-weight="normal" officeooo:rsid="00653898" style:font-size-asian="10pt" style:font-weight-asian="normal" style:font-size-complex="10pt" style:font-weight-complex="normal"/>
    </style:style>
    <style:style style:name="T52" style:family="text">
      <style:text-properties fo:font-size="10pt" fo:font-weight="normal" officeooo:rsid="0066579e" style:font-size-asian="10pt" style:font-weight-asian="normal" style:font-size-complex="10pt" style:font-weight-complex="normal"/>
    </style:style>
    <style:style style:name="T53" style:family="text">
      <style:text-properties fo:font-size="10pt" fo:font-weight="normal" officeooo:rsid="006b8238" style:font-size-asian="10pt" style:font-weight-asian="normal" style:font-size-complex="10pt" style:font-weight-complex="normal"/>
    </style:style>
    <style:style style:name="T54" style:family="text">
      <style:text-properties fo:font-size="10pt" fo:font-weight="normal" style:font-size-asian="8.75pt" style:font-weight-asian="normal" style:font-size-complex="10pt" style:font-weight-complex="normal"/>
    </style:style>
    <style:style style:name="T55" style:family="text">
      <style:text-properties fo:font-size="10pt" fo:font-weight="normal" officeooo:rsid="0028536a" style:font-size-asian="8.75pt" style:font-weight-asian="normal" style:font-size-complex="10pt" style:font-weight-complex="normal"/>
    </style:style>
    <style:style style:name="T56" style:family="text">
      <style:text-properties fo:font-size="10pt" fo:font-weight="normal" officeooo:rsid="004ba59e" style:font-size-asian="8.75pt" style:font-weight-asian="normal" style:font-size-complex="10pt" style:font-weight-complex="normal"/>
    </style:style>
    <style:style style:name="T57" style:family="text">
      <style:text-properties fo:font-size="10pt" fo:font-weight="normal" officeooo:rsid="006a66e0" style:font-size-asian="8.75pt" style:font-weight-asian="normal" style:font-size-complex="10pt" style:font-weight-complex="normal"/>
    </style:style>
    <style:style style:name="T58" style:family="text">
      <style:text-properties fo:font-size="10pt" fo:font-weight="normal" fo:background-color="#81d41a" loext:char-shading-value="0" style:font-size-asian="10pt" style:font-weight-asian="normal" style:font-size-complex="10pt" style:font-weight-complex="normal"/>
    </style:style>
    <style:style style:name="T59" style:family="text">
      <style:text-properties fo:font-size="10pt" fo:font-weight="normal" fo:background-color="#c34c4c" loext:char-shading-value="0" style:font-size-asian="10pt" style:font-weight-asian="normal" style:font-size-complex="10pt" style:font-weight-complex="normal"/>
    </style:style>
    <style:style style:name="T60" style:family="text">
      <style:text-properties fo:font-size="10pt" fo:font-weight="normal" fo:background-color="#87cefa" loext:char-shading-value="0" style:font-size-asian="10pt" style:font-weight-asian="normal" style:font-size-complex="10pt" style:font-weight-complex="normal"/>
    </style:style>
    <style:style style:name="T61" style:family="text">
      <style:text-properties fo:font-size="10pt" officeooo:rsid="0047c135" fo:background-color="#81d41a" loext:char-shading-value="0" style:font-size-asian="10pt" style:font-weight-asian="normal" style:font-size-complex="10pt" style:font-weight-complex="normal"/>
    </style:style>
    <style:style style:name="T62" style:family="text">
      <style:text-properties fo:font-size="10pt" officeooo:rsid="0047c135" fo:background-color="#81d41a" loext:char-shading-value="0" style:font-size-asian="10pt" style:font-size-complex="10pt"/>
    </style:style>
    <style:style style:name="T63" style:family="text">
      <style:text-properties fo:font-size="10pt" fo:background-color="#c34c4c" loext:char-shading-value="0" style:font-size-asian="10pt" style:font-size-complex="10pt"/>
    </style:style>
    <style:style style:name="T64" style:family="text">
      <style:text-properties fo:font-size="10pt" officeooo:rsid="004339fe" fo:background-color="#c34c4c" loext:char-shading-value="0" style:font-size-asian="10pt" style:font-size-complex="10pt"/>
    </style:style>
    <style:style style:name="T65" style:family="text">
      <style:text-properties fo:font-size="10pt" officeooo:rsid="0044a010" fo:background-color="#c34c4c" loext:char-shading-value="0" style:font-size-asian="10pt" style:font-size-complex="10pt"/>
    </style:style>
    <style:style style:name="T66" style:family="text">
      <style:text-properties fo:font-size="10pt" officeooo:rsid="004339fe" fo:background-color="#c34c4c" loext:char-shading-value="0" style:font-size-asian="10pt" style:font-weight-asian="normal" style:font-size-complex="10pt" style:font-weight-complex="normal"/>
    </style:style>
    <style:style style:name="T67" style:family="text">
      <style:text-properties fo:font-size="10pt" officeooo:rsid="0044a010" fo:background-color="#c34c4c" loext:char-shading-value="0" style:font-size-asian="10pt" style:font-weight-asian="normal" style:font-size-complex="10pt" style:font-weight-complex="normal"/>
    </style:style>
    <style:style style:name="T68" style:family="text">
      <style:text-properties fo:font-size="10pt" officeooo:rsid="0047c135" fo:background-color="#c34c4c" loext:char-shading-value="0" style:font-size-asian="10pt" style:font-weight-asian="normal" style:font-size-complex="10pt" style:font-weight-complex="normal"/>
    </style:style>
    <style:style style:name="T69" style:family="text">
      <style:text-properties fo:font-size="10pt" officeooo:rsid="004339fe" fo:background-color="#ffff00" loext:char-shading-value="0" style:font-size-asian="10pt" style:font-size-complex="10pt"/>
    </style:style>
    <style:style style:name="T70" style:family="text">
      <style:text-properties fo:font-size="10pt" officeooo:rsid="0045f116" fo:background-color="#ffff00" loext:char-shading-value="0" style:font-size-asian="10pt" style:font-size-complex="10pt"/>
    </style:style>
    <style:style style:name="T71" style:family="text">
      <style:text-properties fo:font-size="10pt" officeooo:rsid="0047c135" fo:background-color="#ffff00" loext:char-shading-value="0" style:font-size-asian="10pt" style:font-size-complex="10pt"/>
    </style:style>
    <style:style style:name="T72" style:family="text">
      <style:text-properties officeooo:rsid="002149c3"/>
    </style:style>
    <style:style style:name="T73" style:family="text">
      <style:text-properties fo:font-size="12pt" fo:font-weight="normal" officeooo:rsid="001eea86" style:font-size-asian="10.5pt" style:font-weight-asian="normal" style:font-size-complex="12pt" style:font-weight-complex="normal"/>
    </style:style>
    <style:style style:name="T74" style:family="text">
      <style:text-properties fo:font-size="12pt" fo:font-weight="normal" officeooo:rsid="0020c53d" style:font-size-asian="10.5pt" style:font-weight-asian="normal" style:font-size-complex="12pt" style:font-weight-complex="normal"/>
    </style:style>
    <style:style style:name="T75" style:family="text">
      <style:text-properties fo:font-size="12pt" fo:font-weight="normal" officeooo:rsid="004cb0dc" style:font-size-asian="10.5pt" style:font-weight-asian="normal" style:font-size-complex="12pt" style:font-weight-complex="normal"/>
    </style:style>
    <style:style style:name="T76" style:family="text">
      <style:text-properties fo:font-size="12pt" fo:font-weight="normal" officeooo:rsid="004e9eef" style:font-size-asian="10.5pt" style:font-weight-asian="normal" style:font-size-complex="12pt" style:font-weight-complex="normal"/>
    </style:style>
    <style:style style:name="T77" style:family="text">
      <style:text-properties fo:font-size="12pt" fo:font-weight="normal" officeooo:rsid="004ba59e" style:font-size-asian="10.5pt" style:font-weight-asian="normal" style:font-size-complex="12pt" style:font-weight-complex="normal"/>
    </style:style>
    <style:style style:name="T78" style:family="text">
      <style:text-properties fo:font-size="12pt" fo:font-weight="normal" officeooo:rsid="0052e59a" style:font-size-asian="10.5pt" style:font-weight-asian="normal" style:font-size-complex="12pt" style:font-weight-complex="normal"/>
    </style:style>
    <style:style style:name="T79" style:family="text">
      <style:text-properties fo:font-size="12pt" fo:font-weight="normal" officeooo:rsid="002ef9c6" style:font-size-asian="10.5pt" style:font-weight-asian="normal" style:font-size-complex="12pt" style:font-weight-complex="normal"/>
    </style:style>
    <style:style style:name="T80" style:family="text">
      <style:text-properties fo:font-size="12pt" fo:font-weight="normal" officeooo:rsid="00646721" style:font-size-asian="10.5pt" style:font-weight-asian="normal" style:font-size-complex="12pt" style:font-weight-complex="normal"/>
    </style:style>
    <style:style style:name="T81" style:family="text">
      <style:text-properties fo:font-size="12pt" fo:font-weight="normal" officeooo:rsid="0066579e" style:font-size-asian="10.5pt" style:font-weight-asian="normal" style:font-size-complex="12pt" style:font-weight-complex="normal"/>
    </style:style>
    <style:style style:name="T82" style:family="text">
      <style:text-properties fo:font-size="12pt" fo:font-weight="normal" officeooo:rsid="006a66e0" style:font-size-asian="10.5pt" style:font-weight-asian="normal" style:font-size-complex="12pt" style:font-weight-complex="normal"/>
    </style:style>
    <style:style style:name="T83" style:family="text">
      <style:text-properties fo:font-size="12pt" fo:font-weight="normal" officeooo:rsid="005a67d6" style:font-size-asian="12pt" style:font-weight-asian="normal" style:font-size-complex="12pt" style:font-weight-complex="normal"/>
    </style:style>
    <style:style style:name="T84" style:family="text">
      <style:text-properties fo:font-size="12pt" fo:font-weight="normal" officeooo:rsid="005e3bcb" style:font-size-asian="12pt" style:font-weight-asian="normal" style:font-size-complex="12pt" style:font-weight-complex="normal"/>
    </style:style>
    <style:style style:name="T85" style:family="text">
      <style:text-properties fo:font-size="12pt" fo:font-weight="normal" officeooo:rsid="006a66e0" style:font-size-asian="12pt" style:font-weight-asian="normal" style:font-size-complex="12pt" style:font-weight-complex="normal"/>
    </style:style>
    <style:style style:name="T86" style:family="text">
      <style:text-properties fo:font-size="12pt" style:font-size-asian="12pt" style:font-size-complex="12pt"/>
    </style:style>
    <style:style style:name="T87" style:family="text">
      <style:text-properties fo:font-size="12pt" officeooo:rsid="00693b4a" style:font-size-asian="12pt" style:font-size-complex="12pt"/>
    </style:style>
    <style:style style:name="T88" style:family="text">
      <style:text-properties officeooo:rsid="00247da9"/>
    </style:style>
    <style:style style:name="T89" style:family="text">
      <style:text-properties officeooo:rsid="0028536a"/>
    </style:style>
    <style:style style:name="T90" style:family="text">
      <style:text-properties fo:font-weight="normal" style:font-weight-asian="normal" style:font-weight-complex="normal"/>
    </style:style>
    <style:style style:name="T91" style:family="text">
      <style:text-properties fo:font-weight="normal" officeooo:rsid="002f992a" style:font-weight-asian="normal" style:font-weight-complex="normal"/>
    </style:style>
    <style:style style:name="T92" style:family="text">
      <style:text-properties fo:font-weight="normal" officeooo:rsid="005b5c21" style:font-weight-asian="normal" style:font-weight-complex="normal"/>
    </style:style>
    <style:style style:name="T93" style:family="text">
      <style:text-properties fo:font-weight="normal" officeooo:rsid="005f73a1" style:font-weight-asian="normal" style:font-weight-complex="normal"/>
    </style:style>
    <style:style style:name="T94" style:family="text">
      <style:text-properties fo:font-weight="normal" officeooo:rsid="005f99c7" style:font-weight-asian="normal" style:font-weight-complex="normal"/>
    </style:style>
    <style:style style:name="T95" style:family="text">
      <style:text-properties fo:font-variant="normal" fo:text-transform="none" fo:color="#202124" style:font-name="arial" fo:font-size="10pt" fo:letter-spacing="normal" fo:font-style="normal" officeooo:rsid="0047c135" fo:background-color="#81d41a" loext:char-shading-value="0" style:font-size-asian="10pt" style:font-size-complex="10pt"/>
    </style:style>
    <style:style style:name="T96" style:family="text">
      <style:text-properties fo:font-variant="normal" fo:text-transform="none" fo:color="#202124" style:font-name="arial" fo:font-size="10pt" fo:letter-spacing="normal" fo:font-style="normal" officeooo:rsid="0047c135" fo:background-color="#81d41a" loext:char-shading-value="0" style:font-size-asian="10pt" style:font-weight-asian="normal" style:font-size-complex="10pt" style:font-weight-complex="normal"/>
    </style:style>
    <style:style style:name="T97" style:family="text">
      <style:text-properties officeooo:rsid="004e9eef"/>
    </style:style>
    <style:style style:name="T98" style:family="text">
      <style:text-properties officeooo:rsid="005071c9"/>
    </style:style>
    <style:style style:name="T99" style:family="text">
      <style:text-properties officeooo:rsid="0050e114"/>
    </style:style>
    <style:style style:name="T100" style:family="text">
      <style:text-properties fo:font-size="14pt" style:text-underline-style="solid" style:text-underline-width="auto" style:text-underline-color="font-color" fo:font-weight="bold" officeooo:rsid="0057a435" style:font-size-asian="12.25pt" style:font-weight-asian="bold" style:font-size-complex="14pt" style:font-weight-complex="bold"/>
    </style:style>
    <style:style style:name="T101" style:family="text">
      <style:text-properties fo:font-size="14pt" style:text-underline-style="solid" style:text-underline-width="auto" style:text-underline-color="font-color" fo:font-weight="bold" officeooo:rsid="0058d85e" style:font-size-asian="12.25pt" style:font-weight-asian="bold" style:font-size-complex="14pt" style:font-weight-complex="bold"/>
    </style:style>
    <style:style style:name="T102" style:family="text">
      <style:text-properties fo:font-size="14pt" style:text-underline-style="solid" style:text-underline-width="auto" style:text-underline-color="font-color" fo:font-weight="bold" officeooo:rsid="00653898" style:font-size-asian="12.25pt" style:font-weight-asian="bold" style:font-size-complex="14pt" style:font-weight-complex="bold"/>
    </style:style>
    <style:style style:name="T103" style:family="text">
      <style:text-properties fo:font-size="14pt" style:text-underline-style="solid" style:text-underline-width="auto" style:text-underline-color="font-color" fo:font-weight="bold" officeooo:rsid="0067deb0" style:font-size-asian="12.25pt" style:font-weight-asian="bold" style:font-size-complex="14pt" style:font-weight-complex="bold"/>
    </style:style>
    <style:style style:name="T104" style:family="text">
      <style:text-properties fo:font-size="14pt" style:font-size-asian="12.25pt" style:font-size-complex="14pt"/>
    </style:style>
    <style:style style:name="T105" style:family="text">
      <style:text-properties fo:font-size="14pt" officeooo:rsid="0057a435" style:font-size-asian="12.25pt" style:font-size-complex="14pt"/>
    </style:style>
    <style:style style:name="T106" style:family="text">
      <style:text-properties officeooo:rsid="00693b4a"/>
    </style:style>
    <style:style style:name="T107" style:family="text">
      <style:text-properties officeooo:rsid="00699e51"/>
    </style:style>
    <style:style style:name="T108" style:family="text">
      <style:text-properties officeooo:rsid="00693b4a" style:font-size-asian="12pt"/>
    </style:style>
    <style:style style:name="T109" style:family="text">
      <style:text-properties officeooo:rsid="006a3cf1"/>
    </style:style>
    <style:style style:name="T110" style:family="text">
      <style:text-properties officeooo:rsid="006a66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Fundamentos de Redes</text:p>
      <text:p text:style-name="P1"/>
      <text:p text:style-name="P2">Intoduction:</text:p>
      <text:p text:style-name="P4"/>
      <text:p text:style-name="P5">Access Networks→<text:span text:style-name="T6">Redes pequenas tipo redes domesticas ou rede </text:span><text:span text:style-name="T7">móvel</text:span></text:p>
      <text:p text:style-name="P5"/>
      <text:p text:style-name="P5">Core Networks→<text:span text:style-name="T7">Redes que ligam as access networks, que são basicamente o centro da rede.</text:span></text:p>
      <text:p text:style-name="P5"/>
      <text:p text:style-name="P5">Modelo OSI→<text:span text:style-name="T7">Modelo que representa as várias camadas de comunicação nas redes, o layer 1 é a camada física, o layer 2 a camada utilizada para comunicação local dentro de uma LAN (com base em mac), layer 3 para comunicar fora da rede( base em ipv4 ou ipv6), layer 4 para cabeçalhos tcp e udp maioritariamente, layer 5 sessões, layer 6 apresentação e layer 7 a aplicação em si.</text:span></text:p>
      <text:p text:style-name="P5"/>
      <text:p text:style-name="P5">Concatenação headers →<text:span text:style-name="T7">Os cabeçalhos da rede vão todos uns seguidos dos outros por ordem de camadas, ou seja, o layer mais alto (7) vai ser encapsulado numa trama de layer 6, que por sua vez vai ser encapsulado numa de layer 5 etc, o que fica de fora é o cabeçalho de layer 2 (normalmente ethernet ou wifi)</text:span></text:p>
      <text:p text:style-name="P5"/>
      <text:p text:style-name="P5">MAC→<text:span text:style-name="T13">Endereço específico que identifica cada porta de rede, não se pode repetir, tem 6 bytes, e notação FF-FF-FF-FF-FF-FF</text:span></text:p>
      <text:p text:style-name="P5"/>
      <text:p text:style-name="P5">IPv4→<text:span text:style-name="T13">Endereço</text:span><text:span text:style-name="T72"> </text:span><text:span text:style-name="T7">que identifica </text:span><text:span text:style-name="T8">uma porta de rede de um dispositivo dentro de uma LAN, tem 4 bytes, é representado da seguinte maneira: 255.255.255.255</text:span></text:p>
      <text:p text:style-name="P5"/>
      <text:p text:style-name="P42"><text:span text:style-name="T73">IPv6→</text:span><text:span text:style-name="T32">Endereço parecido ao IPv4, que serve o mesmo propósito, mas criado devido ao facto de os endereços IPv4 estarem a acabar. Tem 16 bytes e a seguinte notação: </text:span><text:span text:style-name="T14">2001:ABCD:1346:0011:ABFE:3478:A4B5:CC10. </text:span><text:span text:style-name="T27">Zeros continuos pode ser trocados por :: apenas 1 vez !</text:span></text:p>
      <text:p text:style-name="P5"/>
      <text:p text:style-name="P5">ARP→<text:span text:style-name="T8">Numa rede, os hosts da rede não sabem os endereços MAC para comunicarem </text:span><text:span text:style-name="T10">(se não estiver na ARP table)</text:span><text:span text:style-name="T8">, então existe o ARP que é um protocologo em que o host envia um ARP request para a rede com o IPv4 do host ao qual está a tentar comunicar, essa mensagem é enviada em broadcast (MAC: FF:FF:FF:FF:FF:FF ), quando chegar ao host com ele IPv4 ele responde com um ARP reply em que envia o seu MAC, para que consigam trocar pacotes de layer 2 entre sí. </text:span></text:p>
      <text:p text:style-name="P5"/>
      <text:p text:style-name="P5">PING→<text:span text:style-name="T14">Processo que normalmente envia pacotes ICMP de um host para o outro para testar conectividade. São enviados normalmente com um ARP primeiro de o host que tenta enviar para o host destino, seguindo depois pares de ICMP Echo Request e ICMP Echo Reply. <text:s/></text:span></text:p>
      <text:p text:style-name="P5"/>
      <text:p text:style-name="P5"/>
      <text:p text:style-name="P2">LAN:</text:p>
      <text:p text:style-name="P2"/>
      <text:p text:style-name="P5">LAN→<text:span text:style-name="T15">É uma rede de pequenas dimensões, ou uma localização física como um edifício ou casa.</text:span></text:p>
      <text:p text:style-name="P5"/>
      <text:p text:style-name="P42"><text:span text:style-name="T73">Ethernet Frame→</text:span><text:span text:style-name="T33">Trama que encapsula o IP, tem como campos principais o endereço MAC destino, o endereço MAC de origem, o tipo de dados do que está encapsulado (IP) e os dados. O tamanho mínimo para esta trama é de 64 bytes, se não chegar a isso, tem que se adicionar 0’s de padding.</text:span></text:p>
      <text:p text:style-name="P5"/>
      <text:p text:style-name="P5">Switch Forwarding Table→<text:span text:style-name="T88">U</text:span><text:span text:style-name="T9">m switch (layer 2) guarda uma tabela de Forwarding em que “aponta” os MAC’s do dispositivo que está ligado nessa porta (Forwarding). Caso chegue ao switch uma trama, ele olha para o endereço destino e se souber qual é envia para essa porta o pacote. Se não souber ele envia para todas as portas a mensagem (e caso seja broadcast também) (Flooding). Depois de algum tempo as entradas vão sendo apagadas pelo próprio switch.</text:span></text:p>
      <text:p text:style-name="P5"><text:soft-page-break/></text:p>
      <text:p text:style-name="P5">Tipo de endereços→ <text:s/><text:span text:style-name="T9">Unicast – P2P (um para um)</text:span></text:p>
      <text:p text:style-name="P54"><text:tab/><text:tab/><text:tab/>Broadcast – um para todos</text:p>
      <text:p text:style-name="P54"><text:tab/><text:tab/><text:tab/>Multicast – um para algum grupo em específico</text:p>
      <text:p text:style-name="P54"><text:tab/><text:tab/><text:tab/>Anycast – um para qualquer um de um grupo em específico</text:p>
      <text:p text:style-name="P54"/>
      <text:p text:style-name="P5"/>
      <text:p text:style-name="P5">IPv4 Classfull Addressing→<text:span text:style-name="T9">Antigamente só existiam classes específicas em que variavam as mascaras de rede que identificam o numero de hosts numa LAN. Ex: (mascara 255.255.255.255)</text:span></text:p>
      <text:p text:style-name="P5"/>
      <text:p text:style-name="P42"><text:span text:style-name="T73">CIDR→</text:span><text:span text:style-name="T34">Uma nova representação que vai substituir as mascaras antigas (255.255.255.0 = /24) em que o que está escrito depois da barra é o numero de bits </text:span><text:span text:style-name="T35">que representa a identificação de uma rede. Ex: (192.168.1.74/24 , isto é, 192.168.1 que identifica a rede, e 74 que identifica o host na rede)</text:span></text:p>
      <text:p text:style-name="P5"/>
      <text:p text:style-name="P5">Formato da trama IPv4→<text:span text:style-name="T16">A trama ipv4 é constituída por um source e dest address (Ip), um TTL, o protocologo da camada superior (Ex: Tcp, Udp), uns campos caso seja preciso reconstruir a trama, o tamanho total da trama a partir deste campo, incluindo os dados e o IP header length que é quantos blocos de 4 bytes ocupa o cabeçalho.</text:span></text:p>
      <text:p text:style-name="P5"/>
      <text:p text:style-name="P7">Routing para fora da LAN →<text:span text:style-name="T16">Para fazermos routing para outra rede com identificador diferente do nosso, temos que utilizar o router. A maquina que está a tentar comunicar antes de enviar o pacote, verifica que o seu identificador de rede e o da maquina a quem está a tentar enviar é diferente, logo ela envia para o seu gateway (router designado para aquele dispositivo) para ser enviado por ele para fora da rede (pode ter de fazer um ARP se não souber o MAC do gateway). </text:span></text:p>
      <text:p text:style-name="P7"><text:span text:style-name="T16">Assim que chega ao router, este </text:span><text:span text:style-name="T17">remove a trama ethernet, e coloca a o endereço </text:span><text:span text:style-name="T18">MAC</text:span><text:span text:style-name="T17"> dele como origem e o da outra rede como destino (pode fazer um ARP se não souber o endereço MAC de destino).</text:span><text:span text:style-name="T16"> </text:span><text:span text:style-name="T17">Muda o TTL do endereço ip para </text:span><text:span text:style-name="T26">TTL</text:span><text:span text:style-name="T17">-1 também porque já deu um salto por um router. A reply é um processo igual, mas muda a origem e o destino.</text:span></text:p>
      <text:p text:style-name="P6"/>
      <text:p text:style-name="P43"><text:span text:style-name="T74">IP routing→</text:span><text:span text:style-name="T55">Quando um router recebe um pacote para enviar para outra rede, no caso de a rede estar diretamente conectada ao router não há problema porque consegue enviar diretamente o pacote para o dispositivo da outra rede. Quando ele não está diretamente ligado à rede destino ele tem que perceber qual é o melhor router para qual ele deve mandar os pacotes, para eles chegarem ao destino. Para isso o router pode estar configurado estaticamente (configurado manualmente para enviar para </text:span><text:span text:style-name="T56">o endereço da porta x d</text:span><text:span text:style-name="T55">o router x caso seja para a rede x), dinamicamente caso aprenda pelos outros routers sozinho, ou por politicas.</text:span></text:p>
      <text:p text:style-name="P6"/>
      <text:p text:style-name="P6">IP routing <text:span text:style-name="T89">t</text:span>able→<text:span text:style-name="T17">Tabela que existe em cada router para dizer para qual das suas portas de rede deve enviar o pacote que lhe chegou (que pretende enviar para outra rede).</text:span></text:p>
      <text:p text:style-name="P9"><text:span text:style-name="T17">D</text:span><text:span text:style-name="T12">est | Mask | Next Hop | Interface | Metric</text:span></text:p>
      <text:p text:style-name="P6"/>
      <text:p text:style-name="P6"/>
      <text:p text:style-name="P44"><text:span text:style-name="T1">Layer </text:span><text:span text:style-name="T3">3</text:span><text:span text:style-name="T1"> </text:span><text:span text:style-name="T3">I</text:span><text:span text:style-name="T4">P</text:span><text:span text:style-name="T3"> Adressing</text:span><text:span text:style-name="T2">:</text:span></text:p>
      <text:p text:style-name="P85"/>
      <text:p text:style-name="P86">Planeamento IPv4:</text:p>
      <text:p text:style-name="P13">IPv4 sub-netting→ <text:span text:style-name="T12">Dividir uma rede IPv4 em redes mais pequenas, aumentando a mascara de rede (CIDR). </text:span></text:p>
      <text:p text:style-name="P45"><text:span text:style-name="T36">Ex: </text:span><text:span text:style-name="T12">193.136.92.0/24→193.136.92.0/25 + 193.136.92.128/25</text:span></text:p>
      <text:p text:style-name="P84"/>
      <text:p text:style-name="P13">IPv4 aggregation→ <text:span text:style-name="T12">Processo inverso de subnetting, juntar 2 redes mais pequenas em 1 maior.</text:span></text:p>
      <text:p text:style-name="P45"><text:span text:style-name="T36">Ex: </text:span><text:span text:style-name="T12">193.136.92.0/24 + 193.136.93.0/24→ 193.136.92.0/23</text:span></text:p>
      <text:p text:style-name="P58"/>
      <text:p text:style-name="P14"/>
      <text:p text:style-name="P14"/>
      <text:p text:style-name="P14"/>
      <text:p text:style-name="P14"/>
      <text:p text:style-name="P14"/>
      <text:p text:style-name="P14"><text:soft-page-break/></text:p>
      <text:p text:style-name="P14"/>
      <text:p text:style-name="P31"><text:span text:style-name="T91">I</text:span><text:span text:style-name="T90">Pv4 Public planning→ </text:span><text:span text:style-name="T37">O numero de endereços públicos é limitado, logo temos que tentar utilizar o menos possível.</text:span></text:p>
      <text:p text:style-name="P60">Devemos fazer subnetting de um endereço inicial, dividindo sempre em 2 (+1 ao cidr), e começando a associar as vlans que necessitam de mais IPv4 públicos. Nem todas as vlans precisam de endereços públicos., nem todos os dispositivos de cada vlan precisa de um endereço publico.</text:p>
      <text:p text:style-name="P60">Ex: Temos o endereço publico: 193.1.1.0/24, a LAN1 que necessita de 10 endereços, a LAN2 que necessita de 25 endereços e a LAN3 que precisa de 16 endereços, cada uma das LAN’s esta ligada a 2 routers.</text:p>
      <text:p text:style-name="P60">LAN1→ 10 + routers/gw + prefix + broadcast→10 + 2 + 1 + 1 = 14 → /28 </text:p>
      <text:p text:style-name="P60">LAN2→ 25 + routers/gw + prefix + broadcast→10 + 2 + 1 + 1 = 29 → /27</text:p>
      <text:p text:style-name="P60">LAN3→ 16 + routers/gw + prefix + broadcast→16 + 2 + 1 + 1 = 20 → /27</text:p>
      <text:p text:style-name="P33"><text:span text:style-name="T31">(Amarelo→ atribuído, Vermelho→ utilizado, Verde→ disponível, </text:span><text:span text:style-name="T38">Azul→ endereço inicial</text:span><text:span text:style-name="T31">)</text:span></text:p>
      <text:p text:style-name="P32"><text:span text:style-name="T60">192.1.1.0/24</text:span><text:span text:style-name="T31">→</text:span><text:span text:style-name="T58">192.1.1.0/25</text:span><text:span text:style-name="T31"> + </text:span><text:span text:style-name="T59">192.1.1.128/25</text:span></text:p>
      <text:p text:style-name="P15"><text:span text:style-name="T63">192.1.1.128/25</text:span><text:span text:style-name="T12">→</text:span><text:span text:style-name="T64">192.1.1.128/26</text:span><text:span text:style-name="T19"> + <text:s/></text:span><text:span text:style-name="T64">192.1.1.1</text:span><text:span text:style-name="T65">92</text:span><text:span text:style-name="T64">/26</text:span></text:p>
      <text:p text:style-name="P16"><text:span text:style-name="T64">192.1.1.128/26</text:span><text:span text:style-name="T19">→</text:span><text:span text:style-name="T20"> </text:span><text:span text:style-name="T69">192.1.1.128/2</text:span><text:span text:style-name="T70">7*</text:span><text:span text:style-name="T20"> + </text:span><text:span text:style-name="T69">192.1.1.1</text:span><text:span text:style-name="T70">60</text:span><text:span text:style-name="T69">/2</text:span><text:span text:style-name="T71">7*</text:span><text:span text:style-name="T21"> (atribuídos a LAN2 e LAN3)</text:span></text:p>
      <text:p text:style-name="P28"><text:span text:style-name="T66">192.1.1.1</text:span><text:span text:style-name="T67">92</text:span><text:span text:style-name="T66">/26</text:span><text:span text:style-name="T29">→</text:span><text:span text:style-name="T30"> </text:span><text:span text:style-name="T66">192.1.1.1</text:span><text:span text:style-name="T67">92</text:span><text:span text:style-name="T66">/2</text:span><text:span text:style-name="T68">7</text:span><text:span text:style-name="T30"> + </text:span><text:span text:style-name="T61">192.1.1.</text:span><text:span text:style-name="T95">224</text:span><text:span text:style-name="T96">/27</text:span></text:p>
      <text:p text:style-name="P17"><text:span text:style-name="T64">192.1.1.192/27</text:span><text:span text:style-name="T19">→</text:span><text:span text:style-name="T21"> </text:span><text:span text:style-name="T62">192.1.1.192/28</text:span><text:span text:style-name="T21"> + </text:span><text:span text:style-name="T71">192.1.1.208/28*</text:span><text:span text:style-name="T21"> (atribuído a LAN1, qualquer um deles </text:span><text:span text:style-name="T22">servia</text:span><text:span text:style-name="T21">)</text:span></text:p>
      <text:p text:style-name="P61"/>
      <text:p text:style-name="P18">IPv4 Private planning→<text:span text:style-name="T5">O numero de endereços privados não é um problema normalmente, logo para redes que precisem de ter menos de 256 dispositivos utilizamos sempre um /24 para as várias vlans. Caso exista alguma que necessite de mais, é preciso então encontrar uma mascara adequada.</text:span></text:p>
      <text:p text:style-name="P61"/>
      <text:p text:style-name="P86">DHCP:</text:p>
      <text:p text:style-name="P88"><text:span text:style-name="T77">DHCP→</text:span><text:span text:style-name="T40">Processo no qual a atribuição de endereços IPv4, máscara, gateway e dns em uma LAN é automática e centralizada no servidor DHCP. Tem 4 fases para este objetivo: Discover, Offer, Request, Acknowledge. </text:span><text:span text:style-name="T41">Um endereço atribuído tem um tempo no qual se encontra válido (leasing time) quando este chega a 50% o host tem que renovar o endereço.</text:span></text:p>
      <text:p text:style-name="P62"/>
      <text:p text:style-name="P19">DHCP server→<text:span text:style-name="T12">Um servidor DHCP pode servir várias (v)lans, e por este motivo contém uma ou mais listas de endereços privados ou públicos., definido numa gama, para serem atribuídos (normalmente uma gama definida porque alguns vão ser manuais). Existem situações em que existe uma atribuição de IP com base no MAC.</text:span></text:p>
      <text:p text:style-name="P62"/>
      <text:p text:style-name="P19">DHCP discover→<text:span text:style-name="T23">O host que pretende receber um endereço envia um DHCP discover, envia um pacote (encapsulado em BooP Request) em broadcast, com o endereço de origem 0.0.0.0, mas o MAC é o dele, de forma a avisar os servidores DHCP que precisam de um endereço. (pode também enviar o seu IPv4 desejado, mas nada garante que o vai ter).</text:span></text:p>
      <text:p text:style-name="P19"/>
      <text:p text:style-name="P20">DHCP <text:span text:style-name="T97">offer</text:span>→<text:span text:style-name="T23">Quando o servidor </text:span><text:span text:style-name="T24">tiver uma proposta, este envia um DHCP offer com o oferta para o host que pediu, envia tudo o necessário (IPv4,mascara,gateway(s),DNS e o lease time), já envia com o IPv4 de destino, mas o host só vai reconhecer a mensagem pelo MAC, porque ainda não sabe o seu endereço IPv4. Podem ser várias ofertas por vários servidores DHCP.</text:span></text:p>
      <text:p text:style-name="P20"/>
      <text:p text:style-name="P46"><text:span text:style-name="T75">DHCP </text:span><text:span text:style-name="T76">request</text:span><text:span text:style-name="T75">→</text:span><text:span text:style-name="T39">Assim que o host recebe a offer, este tem que confirmar a oferta, caso sejam várias ofertas, escolhe uma. Envia uma mensagem ainda em broadcast e origem 0.0.0.0, mas com o endereço já do servidor DHCP e o seu endereço como requested IP Address</text:span></text:p>
      <text:p text:style-name="P20"/>
      <text:p text:style-name="P20">DHCP <text:span text:style-name="T97">acknowledge</text:span>→<text:span text:style-name="T24">O servidor confirma que o endereço pedido pode ser utilizado, envia os mesmos dados, incluindo o lease time, mas desta vez com um message type de DHCP ACK. Preenche os campos para o que o host possa começar a usar o seu IPv4.</text:span></text:p>
      <text:p text:style-name="P63"/>
      <text:p text:style-name="P29"><text:span text:style-name="T98">DHCP </text:span><text:span text:style-name="T99">server not in LAN→</text:span><text:span text:style-name="T25">Quando o servidor DHCP se encontra fora da LAN do host, então quando o host envia pacotes DHCP, um router interceta estes pacotes e envia em unicast para o servidor, caso se encontre noutra rede ligada diretamente ao router, ou para outro router de forma a que chegue ao destino.</text:span></text:p>
      <text:p text:style-name="P64">O router antes de enviar para o servidor DHCP o pacote, altera o campo do relay agent, colocando o endereço da porta que intercetou o pacote, para que o servidor DHCP consiga perceber de qual rede (utilizando o pref. rede) é necessário fornecer um endereço. O host “vê” o router como o servidor DHCP, apesar de ele ser o relay agent apenas.</text:p>
      <text:p text:style-name="P64"><text:soft-page-break/></text:p>
      <text:p text:style-name="P86">NAT/PAT:</text:p>
      <text:p text:style-name="P21">NAT→ <text:span text:style-name="T5">A NAT tem o objetivo de traduzir endereços privados em públicos., de forma a que seja possível comunicar com um endereço privado para a internet.</text:span></text:p>
      <text:p text:style-name="P55"/>
      <text:p text:style-name="P22">PAT→ <text:span text:style-name="T12">É utilizado em conjunto com o NAT, de forma a que vários dispositivos consigam comunicar com o mesmo endereço público, desde que os pacotes que enviem tenham diferentes portas, de forma a depois se conseguirem distinguir as mensagem de cada dispositivo. (NAT-PAT)</text:span></text:p>
      <text:p text:style-name="P65"/>
      <text:p text:style-name="P23">NAT/PAT Mapping→<text:span text:style-name="T12">Dinamico – quando a comunicação se realiza de dentro para fora, o router atribui um endereço <text:tab/><text:tab/><text:tab/><text:tab/>público automaticamente para que a comunicação consiga decorrer. (Nunca se pode iniciar uma <text:tab/><text:tab/><text:tab/><text:tab/>comunicação de fora para dentro)</text:span></text:p>
      <text:p text:style-name="P66"><text:tab/><text:tab/><text:tab/></text:p>
      <text:p text:style-name="P66"><text:tab/><text:tab/><text:tab/>Estático – quando no router é configurado para que o tráfico para a porta x do endereço público y <text:s/><text:tab/><text:tab/><text:tab/>seja encaminhado para o endereço privado z, de forma a que seja possível iniciar uma <text:tab/><text:tab/><text:tab/><text:tab/><text:tab/>comunicação de fora para dentro da rede (Port-Forwarding)</text:p>
      <text:p text:style-name="P66"/>
      <text:p text:style-name="P67">(Ver os exemplos do stor de NAT e NAT/PAT, 40-47)</text:p>
      <text:p text:style-name="P67"/>
      <text:p text:style-name="P48"><text:span text:style-name="T101">IPv6</text:span><text:span text:style-name="T100">:</text:span></text:p>
      <text:p text:style-name="P87"><text:span text:style-name="T105">N</text:span><text:span text:style-name="T104">ÃO EXISTE BROADCAST!</text:span></text:p>
      <text:p text:style-name="P47"><text:span text:style-name="T83">IPv6 Advantages</text:span><text:span text:style-name="T78">→ </text:span><text:span text:style-name="T42">Tem um cabeçalho de tamanho fixo; Maior numero de endereços; </text:span><text:span text:style-name="T43">Mais eficiente.</text:span></text:p>
      <text:p text:style-name="P68"/>
      <text:p text:style-name="P40"><text:span text:style-name="T92">I</text:span><text:span text:style-name="T90">Pv6 Link Local→ </text:span><text:span text:style-name="T31">Assim que um dispositivo é ligado, ele obtém um endereço link local. É um endereço que começa com FE80 (10 bits) tem 54 bits a 0 e o interface id (64 bits). É utiliado para comunicações locais.</text:span></text:p>
      <text:p text:style-name="P69"/>
      <text:p text:style-name="P34"><text:span text:style-name="T90">Interface Id→ </text:span><text:span text:style-name="T44">Os ultimos 64 bits dos endereços IPv6, podem ser random, gerados pela EUI-64 (com base no MAC), atribuidos por DHCP ou configurados manualmente.</text:span></text:p>
      <text:p text:style-name="P71"/>
      <text:p text:style-name="P50"><text:span text:style-name="T90">IPv6 Unique Local→ </text:span><text:span text:style-name="T31">Nao interessa muito por agora.</text:span></text:p>
      <text:p text:style-name="P24"/>
      <text:p text:style-name="P35"><text:span text:style-name="T92">I</text:span><text:span text:style-name="T90">Pv6 Global Unicast→ </text:span><text:span text:style-name="T31">Endereços que podem ser usados na internet, começam por 001 (3 bits). Quando “pedimos endereços ipv6” é dado um /48 normalmente, e o resto nos podemos mexer, considerando o interface id 64 bits ou não.</text:span></text:p>
      <text:p text:style-name="P72">Caso consideremos ficamos com 16 bits para as varias (v)lans.</text:p>
      <text:p text:style-name="P72"/>
      <text:p text:style-name="P35"><text:span text:style-name="T90">IPv6 Anycast→ </text:span><text:span text:style-name="T45">Se a parte do host for tudo a 0, é um endereço unicast para aquela rede. Não e muito usado mas temos que ter cuidado para não o utilizar o que identi</text:span><text:span text:style-name="T53">f</text:span><text:span text:style-name="T45">ica o host ser tudo 0’s.</text:span></text:p>
      <text:p text:style-name="P73"/>
      <text:p text:style-name="P36"><text:span text:style-name="T90">IPv6 Multicast→ </text:span><text:span text:style-name="T31">Começa com FF00, é um endereço que representa um grupo, ou seja, vários hosts que pertencem a esse grupo recebem os pacotes para o multicast address. </text:span><text:span text:style-name="T46">Existem vários grupos para os vários dispositivos que estão ligados na rede, com base nos ultimos 24 bits do interface id.</text:span></text:p>
      <text:p text:style-name="P74"/>
      <text:p text:style-name="P49"><text:span text:style-name="T84">IPv6 Solicited-Node Multicast→ </text:span><text:span text:style-name="T46">São vários endereços multicast específicos para os hosts de uma rede, tem a forma <text:s/>FF02::1:FF:&lt;Lower 24 bits of interface ID&gt;, logo cada host vai estar associado a pelo menos 1 solicited-node multicast address, e é com estes grupos que ele consegue fazer ARP para os vários dispositivos utilizando como endereço destino o endereço solicited-node multicast do host ao qual ele esta a tentar contactar, </text:span><text:span text:style-name="T47">que depois, se existir, vai ser contactado em unicast</text:span><text:span text:style-name="T46">. Também é utilizado para detetar endereços duplicados (DAD), </text:span><text:span text:style-name="T47">por causa dos randoms. Um só pacote, chega a todas as maquinas desse grupo !</text:span></text:p>
      <text:p text:style-name="P75"/>
      <text:p text:style-name="P37"><text:span text:style-name="T90">NDP Table→ </text:span><text:span text:style-name="T31">É a arp table do IPv6, é igual só com endereços ipv6.</text:span></text:p>
      <text:p text:style-name="P76"/>
      <text:p text:style-name="P41"><text:span text:style-name="T90">ICMPv6→ </text:span><text:span text:style-name="T31">É</text:span><text:span text:style-name="T54"> utilizado para substituir o ARP, é usado para DAD (endereços duplicados), para pings e para descobrir routers e autoconfiguração de endereços.</text:span></text:p>
      <text:p text:style-name="P56"/>
      <text:p text:style-name="P38"><text:soft-page-break/><text:span text:style-name="T90">IPv6 Auto-Configuration→ <text:s text:c="2"/></text:span><text:span text:style-name="T48">Stateless –</text:span><text:span text:style-name="T93"> </text:span><text:span text:style-name="T48">um host que ainda não tenha um endereço ipv6 global e queira ter 1, se a <text:tab/><text:tab/><text:tab/><text:tab/><text:tab/>rede for uma /64, ele pode utilizar o seu interface identifier, e o prefixo de refe dado <text:tab/><text:tab/><text:tab/><text:tab/><text:tab/>pelas mensagens de Router Advertisement.</text:span></text:p>
      <text:p text:style-name="P77"><text:tab/><text:tab/><text:tab/><text:tab/></text:p>
      <text:p text:style-name="P38"><text:span text:style-name="T48"><text:tab/><text:tab/><text:tab/><text:tab/></text:span><text:span text:style-name="T49">Stateful – Obtém o endereço através de DHCPv6.</text:span></text:p>
      <text:p text:style-name="P78"/>
      <text:p text:style-name="P39"><text:span text:style-name="T94">(</text:span><text:span text:style-name="T90">ver o startup de um router e de uma maquina 76-78)</text:span></text:p>
      <text:p text:style-name="P68"/>
      <text:p text:style-name="P3"/>
      <text:p text:style-name="P43"><text:span text:style-name="T1">Layer </text:span><text:span text:style-name="T3">2</text:span><text:span text:style-name="T1"> </text:span><text:span text:style-name="T3">Ethernet and Wi-fi</text:span><text:span text:style-name="T2">:</text:span></text:p>
      <text:p text:style-name="P8"/>
      <text:p text:style-name="P11"><text:span text:style-name="T102">VLAN</text:span><text:span text:style-name="T100">:</text:span></text:p>
      <text:p text:style-name="P10">VLAN→ <text:span text:style-name="T12">Uma vlan é uma maneira de conseguir agrupar grupos de dispositivos, de forma a apenas dentro do grupo conseguem comunicar em layer 2, para comunicarem entre VLAN’s só por layer 3.</text:span></text:p>
      <text:p text:style-name="P59">O broadcast passa a ser para cada vlan individual e é mais fácil detetar erros, como estão agrupadas.</text:p>
      <text:p text:style-name="P59">As portas de um switch são escolhidas para a vlan que se pretende. (sendo a vlan1 normalmente usada para admin)</text:p>
      <text:p text:style-name="P59"/>
      <text:p text:style-name="P44"><text:span text:style-name="T79">Trunk </text:span><text:span text:style-name="T80">ports</text:span><text:span text:style-name="T79">→ </text:span><text:span text:style-name="T50">Quando temos switches que tem vlans diferentes num conjunto de portas, a informação para ser comunicada para a rede tem que conseguir distinguir qual o dispositivo da VLAN que enviou os pacotes. Para isso as </text:span><text:span text:style-name="T51">as portas</text:span><text:span text:style-name="T50"> entre </text:span><text:span text:style-name="T51">a ligação dos</text:span><text:span text:style-name="T50"> switches é feita com </text:span><text:span text:style-name="T51">portas </text:span><text:span text:style-name="T50">trunk, em que qualquer mensagem de qualquer VLAN pode passar, mas vem identificada com a vlan da qual foi enviado o pacote. Assim que a resposta a este pacote chega ao switch que contem essa VLAN, este retira o identificador da vlan e envia para o dispositivo correspondente.</text:span></text:p>
      <text:p text:style-name="P79"/>
      <text:p text:style-name="P25">IEE802.1Q→ <text:span text:style-name="T12">Esta é uma variante da trama ethernet, com a diferença que entre o campo source e type, tem uma TAG, que identifica a prioridade e o ID da VLAN desta mensagem. Este tipo de mensagens são utilizados nos trunks para que se consiga identificar de que VLAN é a mensagem que chegou.</text:span></text:p>
      <text:p text:style-name="P70"/>
      <text:p text:style-name="P26">Trunk Links→ <text:span text:style-name="T12">O fio físico que interliga 2 trunk ports, os trunks podem transportar apenas informação de vlans específicas (podem ser filtradas as vlans que passam numa porta).</text:span></text:p>
      <text:p text:style-name="P80"/>
      <text:p text:style-name="P51"><text:span text:style-name="T81">VLAN communication→ </text:span><text:span text:style-name="T52">Para comunicarmos entre VLAN’s é necessário uma ligação em layer 3, normalmente utilizamos routers ou switches l3 para que as VLAN’s consigam comunicar. Ambos tem que suportar o 802.1Q, de forma a que o router possa ter uma trunk port e quando chegar dados a esta, o router ou o switch l3 consiga trocar mensagens entre as diferentes VLAN’s. </text:span></text:p>
      <text:p text:style-name="P80"/>
      <text:p text:style-name="P12"><text:span text:style-name="T103">STP</text:span><text:span text:style-name="T100">:</text:span></text:p>
      <text:p text:style-name="P81"><text:span text:style-name="T86">S</text:span><text:span text:style-name="T87">TP</text:span>→O STP existe devido ao facto <text:span text:style-name="T106">de que numa rede de switching existir algum loop, como um broadcast faz com os switched façam flooding, isto significa que os pacotes vão entrar num loop infinito que sobrecarrega a rede.</text:span></text:p>
      <text:p text:style-name="P82">Para que isto não aconteça existe o STP, que vai gerar a “árvore de menor custo” da rede, com o objetivo de nã existirem loops na rede.</text:p>
      <text:p text:style-name="P81"/>
      <text:p text:style-name="P82"><text:span text:style-name="T86">Switch ID</text:span>→ É o identificador de um switch na árvore, que é a prioridade defenida para o switch (2 bytes) seguido do MAC desse switch.</text:p>
      <text:p text:style-name="P82"/>
      <text:p text:style-name="P82"><text:span text:style-name="T86">Root Switch, Path Cost</text:span>→ O root switch é aquele com menor id, e o Path Cost é o custo associado a cada porta do switch.</text:p>
      <text:p text:style-name="P82"/>
      <text:p text:style-name="P82"><text:span text:style-name="T86">Designated Bridge</text:span>→ <text:span text:style-name="T107">S</text:span>witch responsável pelo encaminhamento de pacotes de/ou para a root.</text:p>
      <text:p text:style-name="P82"/>
      <text:p text:style-name="P83"><text:span text:style-name="T86">Designated Port→ </text:span><text:span text:style-name="T109">Porta do s</text:span>witch responsável pelo encaminhamento de pacotes de/ou para a roo<text:span text:style-name="T109">t.</text:span></text:p>
      <text:p text:style-name="P82"/>
      <text:p text:style-name="P27">Root Port → <text:span text:style-name="T108"><text:s/></text:span><text:span text:style-name="T28">Porta que liga o switch ao root pelo melhor caminho.</text:span></text:p>
      <text:p text:style-name="P82"/>
      <text:p text:style-name="P82"/>
      <text:p text:style-name="P82"><text:soft-page-break/></text:p>
      <text:p text:style-name="P82"><text:span text:style-name="T86">Root Node, Root Path Cost, Node ID</text:span>→ <text:span text:style-name="T109">A root node é o id do switch mais pequeno da rede (root), o root path cost é o custo acumulado do switch até à root, e o Node ID é o id no próprio Switch.</text:span></text:p>
      <text:p text:style-name="P59"/>
      <text:p text:style-name="P59"><text:s/><text:span text:style-name="T110">(Ver exemplos 36-37)</text:span></text:p>
      <text:p text:style-name="P59"/>
      <text:p text:style-name="P52"><text:span text:style-name="T85">BPDU’s (configuration) → </text:span><text:span text:style-name="T57">Para construirem a árvore, os switches trocam mensagens entre sí, são os BPDU’s. Estas tramas guardam de importante o dest e src MAC dos switches envolvidos, o root ID, o root path cost, o bridge ID, a port ID, a message age , a max age e o hello time. Estas mensagens são enviadas pelas designated ports do switch, com uma periodicidade do hello time.</text:span></text:p>
      <text:p text:style-name="P57"/>
      <text:p text:style-name="P52"><text:span text:style-name="T82">Compare BPDU’s messages→ </text:span><text:span text:style-name="T57">Para saber se uma mensagem BPDU é melhor que outro, primeiro temos que nos guiar pelo root id, se for menor é o que tem o melhor caminho. Se tiverem root id igual, é o que tiver menor Root Path Cost. Se tiverem Root Path Cost também igual, então é o bridge id, só em ultimo caso se estes forem iguais é o Port ID.</text:span></text:p>
      <text:p text:style-name="P57"/>
      <text:p text:style-name="P57">(Ver slides 42-48)</text:p>
      <text:p text:style-name="P57"/>
      <text:p text:style-name="P52"><text:span text:style-name="T85">Forwarding table life times</text:span><text:span text:style-name="T57">→ Tempo em que as forwarding tables guardam a sua correspondencia entre o MAC e a porta, é mais pequeno (15s) quando está a ocorrer mudanças na árvore. Caso isto não seja verdade, podem ser mais longas (300s)</text:span></text:p>
      <text:p text:style-name="P57"/>
      <text:p text:style-name="P30">BPDU’s (topology change) → <text:span text:style-name="T11">Uma mensagem de topology change é enviada quando um switch muda o estado de uma porta para Blocked. Isto significa que estão a existir mudanças na árvore, e que esta mensagem tem que ser enviada em direção à root (pela root port), quando outro switch receber esta mensagem vai colocar o TCA = 1 enquanto receber mensagens TCN e replica as mensagems pela sua root port, até chegar à root.</text:span></text:p>
      <text:p text:style-name="P89">Assim que a root receba um TCN, ela vai enviar BPDU’s de conf com o flag TCA = 1 e TC = 1, esta flag TC vai ser replicado até chegar a todos os switches o que torna o tempo da forwarding table pequeno. Quando acabarem os TCN’s e este tiver esperado ForwardDelay + MaxAge, coloca o TC = 0, e todos os switches mudam o seu tempo da forwarding table para alto novamente. É apenas a raiz que controla o 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09:59:47.777799583</meta:creation-date>
    <dc:date>2020-11-24T14:35:38.196715060</dc:date>
    <meta:editing-duration>PT18H50M33S</meta:editing-duration>
    <meta:editing-cycles>37</meta:editing-cycles>
    <meta:generator>LibreOffice/6.4.6.2$Linux_X86_64 LibreOffice_project/40$Build-2</meta:generator>
    <meta:document-statistic meta:table-count="0" meta:image-count="0" meta:object-count="0" meta:page-count="6" meta:paragraph-count="104" meta:word-count="3118" meta:character-count="17946" meta:non-whitespace-character-count="14858"/>
  </office:meta>
</office:document-meta>
</file>